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ff"/>
    </style:style>
    <style:style style:name="P3" style:family="paragraph" style:parent-style-name="Standard" style:list-style-name="L1">
      <style:text-properties style:use-window-font-color="tru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.5102in" fo:margin-right="0in" fo:text-indent="0in" style:auto-text-indent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ed by Khoa</text:p>
      <text:p text:style-name="Standard"/>
      <text:p text:style-name="P4">Tasks done:</text:p>
      <text:p text:style-name="Standard">Calculating distance matrices and generating phylogenetic trees for the corresponding distance matrices</text:p>
      <text:p text:style-name="Standard"/>
      <text:p text:style-name="P4">Steps:</text:p>
      <text:p text:style-name="Standard"/>
      <text:list xml:id="list154000315" text:style-name="L1">
        <text:list-item>
          <text:p text:style-name="P1">The following folders were created for storing results</text:p>
          <text:p text:style-name="P1"/>
          <text:p text:style-name="P1">MAP/data/2013-12-13/dist_mat_from_original_data</text:p>
          <text:p text:style-name="P1">MAP/data/2013-12-13/dist_mat_from_original_data/asymmetric_0.5</text:p>
          <text:p text:style-name="P1">MAP/data/2013-12-13/dist_mat_from_original_data/asymmetric_1.0</text:p>
          <text:p text:style-name="P1">MAP/data/2013-12-13/dist_mat_from_original_data/asymmetric_2.0</text:p>
          <text:p text:style-name="P1">MAP/data/2013-12-13/dist_mat_from_original_data/symmetric_2.0</text:p>
          <text:p text:style-name="P1">MAP/data/2013-12-13/dist_mat_from_original_data/symmetric_1.0</text:p>
          <text:p text:style-name="P1">MAP/data/2013-12-13/dist_mat_from_original_data/symmetric_0.5</text:p>
          <text:p text:style-name="P1">MAP/data/2013-12-13/tree_from_original_data</text:p>
          <text:p text:style-name="P1">MAP/data/2013-12-13/tree_from_original_data/asymmetric_0.5</text:p>
          <text:p text:style-name="P1">MAP/data/2013-12-13/tree_from_original_data/asymmetric_1.0</text:p>
          <text:p text:style-name="P1">MAP/data/2013-12-13/tree_from_original_data/asymmetric_2.0</text:p>
          <text:p text:style-name="P1">MAP/data/2013-12-13/tree_from_original_data/symmetric_2.0</text:p>
          <text:p text:style-name="P1">MAP/data/2013-12-13/tree_from_original_data/symmetric_1.0</text:p>
          <text:p text:style-name="P1">MAP/data/2013-12-13/tree_from_original_data/symmetric_0.5</text:p>
        </text:list-item>
      </text:list>
      <text:p text:style-name="Standard"><text:tab/></text:p>
      <text:p text:style-name="P5">To generate the results, first we have to change the directory, i.e. using 'cd' command, to 'MAP/bin/' folder</text:p>
      <text:p text:style-name="P5"/>
      <text:list xml:id="list1458952097" text:continue-numbering="true" text:style-name="L1">
        <text:list-item>
          <text:p text:style-name="P1">Calculating a distance matrix for each alignment and store the results in phylip format</text:p>
          <text:p text:style-name="P1">In the terminal, type:</text:p>
          <text:p text:style-name="P1"/>
          <text:p text:style-name="P2">../MAP/bin$ <text:span text:style-name="T1">gen_dis_mat_for_original_data</text:span></text:p>
          <text:p text:style-name="P2"><text:span text:style-name="T1"/></text:p>
          <text:p text:style-name="P1">This command will read all the original data in 'MAP/data/appbio11/' folder and write the corresponding results in 'MAP/data/2013-12-13/dist_mat_from_original_data' folder</text:p>
          <text:p text:style-name="P1"/>
        </text:list-item>
        <text:list-item>
          <text:p text:style-name="P1">Calculating a phylogenetic tree for each distance matrix obtained from 2) and store the results in newick format</text:p>
          <text:p text:style-name="P1">In the terminal, type</text:p>
          <text:p text:style-name="P1"/>
          <text:p text:style-name="P1"><text:span text:style-name="T2">../MAP/bin$</text:span><text:span text:style-name="T1"> gen_tree_for_original_data</text:span></text:p>
          <text:p text:style-name="P1"><text:span text:style-name="T1"/></text:p>
          <text:p text:style-name="P3">This command will read all the calculated matrix distances in 'MAP/data/2013-12-13/dist_mat_from_original_data' folder and write the corresponding results in 'MAP/data/2013-12-13/tree_from_original_data' folder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Nguyen</meta:initial-creator>
    <meta:creation-date>2013-12-13T15:02:54</meta:creation-date>
    <dc:date>2013-12-13T15:17:38</dc:date>
    <dc:creator>Minh Nguyen</dc:creator>
    <meta:editing-duration>PT6M7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9" meta:word-count="147" meta:character-count="1829" meta:non-whitespace-character-count="1698"/>
  </office:meta>
</office:document-meta>
</file>